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efd4" draw:textarea-horizontal-align="justify" draw:textarea-vertical-align="top" draw:auto-grow-height="false" fo:min-height="3.814cm" fo:min-width="10.295cm"/>
    </style:style>
    <style:style style:name="gr2" style:family="graphic" style:parent-style-name="standard">
      <style:graphic-properties draw:fill-color="#62a73b" draw:textarea-horizontal-align="justify" draw:textarea-vertical-align="middle" draw:auto-grow-height="false" fo:min-height="1.02cm" fo:min-width="3.437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3.437cm"/>
    </style:style>
    <style:style style:name="gr4" style:family="graphic" style:parent-style-name="standard">
      <style:graphic-properties draw:fill-color="#f8aa97" draw:textarea-horizontal-align="justify" draw:textarea-vertical-align="middle" draw:auto-grow-height="false" fo:min-height="1.02cm" fo:min-width="3.43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line-height="100%" fo:text-align="center">
        <style:tab-stops/>
      </style:paragraph-properties>
    </style:style>
    <style:style style:name="P2" style:family="paragraph">
      <loext:graphic-properties draw:fill-color="#e0efd4"/>
      <style:paragraph-properties fo:line-height="100%" fo:text-align="center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-color="#62a73b"/>
      <style:paragraph-properties fo:text-align="center"/>
    </style:style>
    <style:style style:name="P5" style:family="paragraph">
      <loext:graphic-properties draw:fill-color="#f8aa97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95cm" svg:height="4.064cm" svg:x="3.54cm" svg:y="11.414cm">
          <text:p text:style-name="P1">hive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3.937cm" svg:height="1.27cm" svg:x="10.081cm" svg:y="13.319cm">
          <text:p text:style-name="P3">bee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937cm" svg:height="1.27cm" svg:x="7.167cm" svg:y="5.589cm">
          <text:p text:style-name="P3">chain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37cm" svg:height="1.27cm" svg:x="4.176cm" svg:y="8.588cm">
          <text:p text:style-name="P3">event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937cm" svg:height="1.27cm" svg:x="4.176cm" svg:y="16.049cm">
          <text:p text:style-name="P3">ac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937cm" svg:height="1.27cm" svg:x="4.176cm" svg:y="13.246cm">
          <text:p text:style-name="P3">bee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3.937cm" svg:height="1.27cm" svg:x="10.081cm" svg:y="16.049cm">
          <text:p text:style-name="P3">action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937cm" svg:height="1.27cm" svg:x="10.081cm" svg:y="8.588cm">
          <text:p text:style-name="P3">event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9.135cm" svg:y1="6.859cm" svg:x2="6.144cm" svg:y2="8.588cm" draw:start-shape="id1" draw:start-glue-point="2" draw:end-shape="id2" draw:end-glue-point="0" svg:d="M9135 6859l-2991 1729" svg:viewBox="0 0 2992 1730">
          <text:p/>
        </draw:connector>
        <draw:connector draw:style-name="gr5" draw:text-style-name="P6" draw:layer="layout" draw:type="line" svg:x1="9.135cm" svg:y1="6.859cm" svg:x2="12.049cm" svg:y2="8.588cm" draw:start-shape="id1" draw:start-glue-point="2" draw:end-shape="id3" draw:end-glue-point="0" svg:d="M9135 6859l2914 1729" svg:viewBox="0 0 2915 1730">
          <text:p/>
        </draw:connector>
        <draw:connector draw:style-name="gr5" draw:text-style-name="P6" draw:layer="layout" draw:type="line" svg:x1="6.144cm" svg:y1="14.516cm" svg:x2="6.144cm" svg:y2="16.049cm" draw:start-shape="id4" draw:start-glue-point="2" draw:end-shape="id5" draw:end-glue-point="0" svg:d="M6144 14516v1533" svg:viewBox="0 0 1 1534">
          <text:p/>
        </draw:connector>
        <draw:connector draw:style-name="gr5" draw:text-style-name="P6" draw:layer="layout" draw:type="line" svg:x1="12.049cm" svg:y1="14.589cm" svg:x2="12.049cm" svg:y2="16.049cm" draw:start-shape="id6" draw:start-glue-point="2" draw:end-shape="id7" draw:end-glue-point="0" svg:d="M12049 14589v1460" svg:viewBox="0 0 1 1461">
          <text:p/>
        </draw:connector>
        <draw:connector draw:style-name="gr5" draw:text-style-name="P6" draw:layer="layout" draw:type="line" svg:x1="6.144cm" svg:y1="9.858cm" svg:x2="6.144cm" svg:y2="13.246cm" draw:start-shape="id2" draw:start-glue-point="2" draw:end-shape="id4" draw:end-glue-point="0" svg:d="M6144 9858v3388" svg:viewBox="0 0 1 3389">
          <text:p/>
        </draw:connector>
        <draw:connector draw:style-name="gr5" draw:text-style-name="P6" draw:layer="layout" draw:type="line" svg:x1="12.049cm" svg:y1="9.858cm" svg:x2="12.049cm" svg:y2="13.319cm" draw:start-shape="id3" draw:start-glue-point="2" draw:end-shape="id6" svg:d="M12049 9858v3461" svg:viewBox="0 0 1 34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09:01:45.600670635</meta:creation-date>
    <dc:date>2020-04-07T11:08:44.729323285</dc:date>
    <meta:editing-duration>PT1H46M15S</meta:editing-duration>
    <meta:editing-cycles>6</meta:editing-cycles>
    <meta:generator>LibreOffice/6.0.7.3$Linux_X86_64 LibreOffice_project/00m0$Build-3</meta:generator>
    <meta:document-statistic meta:object-count="14"/>
  </office:meta>
</office:document-meta>
</file>